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00ff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cc99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draw:fill-color="#ffffff" draw:auto-grow-height="true" fo:min-height="14.267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draw:auto-grow-height="true" fo:min-height="3.178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title">
      <style:graphic-properties fo:min-height="2.927cm"/>
    </style:style>
    <style:style style:name="pr10" style:family="presentation" style:parent-style-name="TWU_20_Slide-outline1">
      <style:graphic-properties draw:fill-color="#ffffff" fo:min-height="14.016cm"/>
    </style:style>
    <style:style style:name="pr11" style:family="presentation" style:parent-style-name="TWU_20_Slide-outline1" style:list-style-name="L3">
      <style:graphic-properties draw:fill-color="#ffffff" draw:auto-grow-height="true" fo:min-height="14.267cm"/>
    </style:style>
    <style:style style:name="pr12" style:family="presentation" style:parent-style-name="TWU_20_Slide-outline1" style:list-style-name="L5">
      <style:graphic-properties draw:fill-color="#ffffff" draw:auto-grow-height="true" fo:min-height="14.267cm"/>
    </style:style>
    <style:style style:name="pr13" style:family="presentation" style:parent-style-name="TWU_20_Slide-outline1" style:list-style-name="L5">
      <style:graphic-properties draw:fill-color="#ffffff" draw:auto-grow-height="true" fo:min-height="14.267cm"/>
    </style:style>
    <style:style style:name="pr14" style:family="presentation" style:parent-style-name="TWU_20_Slide-outline1" style:list-style-name="L5">
      <style:graphic-properties draw:fill-color="#ffffff" draw:auto-grow-height="true" fo:min-height="14.267cm"/>
    </style:style>
    <style:style style:name="pr15" style:family="presentation" style:parent-style-name="TWU_20_Slide-outline1" style:list-style-name="L5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text-properties fo:font-size="16pt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text:enable-numbering="false" fo:margin-left="3.6cm" fo:margin-right="0cm" fo:text-indent="-0.6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0cm" fo:margin-right="0cm" fo:text-align="center" fo:text-indent="0cm"/>
      <style:text-properties fo:font-size="20pt"/>
    </style:style>
    <style:style style:name="P12" style:family="paragraph">
      <style:paragraph-properties fo:margin-left="0cm" fo:margin-right="0cm" fo:text-align="center" fo:text-indent="0cm"/>
      <style:text-properties fo:color="#23ff23" fo:font-size="20pt" fo:font-style="italic" fo:font-weight="bold"/>
    </style:style>
    <style:style style:name="P13" style:family="paragraph">
      <style:paragraph-properties fo:margin-left="0cm" fo:margin-right="0cm" fo:text-align="center" fo:text-indent="0cm"/>
      <style:text-properties fo:color="#ffcc99" fo:font-size="20pt" fo:font-style="italic" fo:font-weight="bold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cm" fo:margin-right="0cm" fo:text-indent="0cm"/>
      <style:text-properties fo:font-size="18pt" fo:font-weight="bold"/>
    </style:style>
    <style:style style:name="T1" style:family="text">
      <style:text-properties fo:color="#ffff00"/>
    </style:style>
    <style:style style:name="T2" style:family="text"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ccccff"/>
    </style:style>
    <style:style style:name="T5" style:family="text">
      <style:text-properties fo:color="#23ff23"/>
    </style:style>
    <style:style style:name="T6" style:family="text">
      <style:text-properties fo:color="#ffcc99"/>
    </style:style>
    <style:style style:name="T7" style:family="text">
      <style:text-properties fo:color="#23ff23" style:text-position="33% 58%"/>
    </style:style>
    <style:style style:name="T8" style:family="text">
      <style:text-properties style:text-position="0% 100%"/>
    </style:style>
    <style:style style:name="T9" style:family="text">
      <style:text-properties fo:color="#23ff23" style:text-position="0% 100%"/>
    </style:style>
    <style:style style:name="T10" style:family="text">
      <style:text-properties fo:color="#ffff00" style:text-position="0% 100%"/>
    </style:style>
    <style:style style:name="T11" style:family="text">
      <style:text-properties fo:color="#ffcc99" style:text-position="0% 100%"/>
    </style:style>
    <style:style style:name="T12" style:family="text">
      <style:text-properties fo:color="#23ff23" style:text-position="0% 100%" fo:font-size="22pt" fo:font-weight="normal"/>
    </style:style>
    <style:style style:name="T13" style:family="text">
      <style:text-properties style:text-position="0% 100%" fo:font-size="22pt" fo:font-weight="normal"/>
    </style:style>
    <style:style style:name="T14" style:family="text">
      <style:text-properties fo:color="#23ff23" style:text-outline="false" style:text-line-through-style="none" style:text-position="0% 100%" fo:font-family="'Lucida Sans'" style:font-style-name="Regular" style:font-pitch="variable" fo:font-size="22pt" fo:font-style="normal" fo:text-shadow="none" style:text-underline-style="none" fo:font-weight="normal" style:font-family-asian="'Lucida Sans Unicode'" style:font-pitch-asian="variable" style:font-size-asian="14pt" style:font-style-asian="normal" style:font-weight-asian="bold" style:font-family-complex="Tahoma" style:font-pitch-complex="variable" style:font-size-complex="14pt" style:font-style-complex="normal" style:font-weight-complex="bold" style:text-emphasize="none" style:font-relief="none"/>
    </style:style>
    <style:style style:name="T15" style:family="text">
      <style:text-properties fo:color="#ffffff" style:text-outline="false" style:text-line-through-style="none" style:text-position="0% 100%" fo:font-family="'Lucida Sans'" style:font-style-name="Regular" style:font-pitch="variable" fo:font-size="22pt" fo:font-style="normal" fo:text-shadow="none" style:text-underline-style="none" fo:font-weight="normal" style:font-family-asian="'Lucida Sans Unicode'" style:font-pitch-asian="variable" style:font-size-asian="14pt" style:font-style-asian="normal" style:font-weight-asian="bold" style:font-family-complex="Tahoma" style:font-pitch-complex="variable" style:font-size-complex="14pt" style:font-style-complex="normal" style:font-weight-complex="bold" style:text-emphasize="none" style:font-relief="none"/>
    </style:style>
    <style:style style:name="T16" style:family="text">
      <style:text-properties fo:color="#ffffff"/>
    </style:style>
    <style:style style:name="T17" style:family="text">
      <style:text-properties fo:color="#23ff23" fo:font-size="20pt" fo:font-weight="bold"/>
    </style:style>
    <style:style style:name="T18" style:family="text">
      <style:text-properties fo:font-size="20pt" fo:font-weight="bold"/>
    </style:style>
    <style:style style:name="T19" style:family="text">
      <style:text-properties fo:color="#ffff00" fo:font-size="20pt" fo:font-weight="bold"/>
    </style:style>
    <style:style style:name="T20" style:family="text">
      <style:text-properties fo:color="#ff8080" fo:font-size="20pt" fo:font-weight="bold"/>
    </style:style>
    <style:style style:name="T21" style:family="text">
      <style:text-properties fo:color="#23ff23" fo:font-style="italic"/>
    </style:style>
    <style:style style:name="T22" style:family="text">
      <style:text-properties fo:color="#23ff23" fo:font-size="22pt" fo:font-weight="bold"/>
    </style:style>
    <style:style style:name="T23" style:family="text">
      <style:text-properties fo:color="#23ff23" fo:font-size="24pt" fo:font-weight="bold"/>
    </style:style>
    <style:style style:name="T24" style:family="text">
      <style:text-properties fo:color="#ffcc99" fo:font-style="italic"/>
    </style:style>
    <style:style style:name="T25" style:family="text">
      <style:text-properties fo:color="#23ff23" fo:font-size="20pt" fo:font-style="italic" fo:font-weight="bold"/>
    </style:style>
    <style:style style:name="T26" style:family="text">
      <style:text-properties fo:color="#ffcc99" fo:font-size="20pt" fo:font-style="italic" fo:font-weight="bold"/>
    </style:style>
    <style:style style:name="T27" style:family="text">
      <style:text-properties fo:font-weight="bold"/>
    </style:style>
    <style:style style:name="T28" style:family="text">
      <style:text-properties fo:color="#ffff00" fo:font-style="normal"/>
    </style:style>
    <style:style style:name="T29" style:family="text">
      <style:text-properties fo:color="#ffff00" fo:font-style="italic"/>
    </style:style>
    <style:style style:name="T30" style:family="text">
      <style:text-properties fo:color="#00ffff" fo:font-style="italic"/>
    </style:style>
    <style:style style:name="T31" style:family="text">
      <style:text-properties fo:color="#00ffff" fo:font-size="24pt" fo:font-style="italic"/>
    </style:style>
    <style:style style:name="T32" style:family="text">
      <style:text-properties fo:color="#ffff00" fo:font-size="24pt"/>
    </style:style>
    <style:style style:name="T33" style:family="text">
      <style:text-properties fo:font-size="24pt"/>
    </style:style>
    <style:style style:name="T34" style:family="text">
      <style:text-properties fo:color="#23ff23" fo:font-size="24pt" fo:font-style="italic"/>
    </style:style>
    <style:style style:name="T35" style:family="text">
      <style:text-properties fo:color="#ffcc99" fo:font-size="24pt" fo:font-style="italic"/>
    </style:style>
    <style:style style:name="T36" style:family="text">
      <style:text-properties fo:font-style="normal"/>
    </style:style>
    <style:style style:name="T37" style:family="text">
      <style:text-properties fo:color="#00ffff" fo:font-style="normal"/>
    </style:style>
    <style:style style:name="T38" style:family="text">
      <style:text-properties fo:color="#23ff23" fo:font-style="normal"/>
    </style:style>
    <style:style style:name="T39" style:family="text">
      <style:text-properties fo:color="#ffcc99" fo:font-size="24pt" fo:font-style="normal"/>
    </style:style>
    <style:style style:name="T40" style:family="text">
      <style:text-properties fo:font-size="24pt" fo:font-style="normal"/>
    </style:style>
    <style:style style:name="T41" style:family="text">
      <style:text-properties fo:color="#23ff23" fo:font-size="24pt" fo:font-style="normal"/>
    </style:style>
    <style:style style:name="T42" style:family="text">
      <style:text-properties fo:color="#ffff00" fo:font-size="24pt" fo:font-style="normal" fo:font-weight="normal"/>
    </style:style>
    <style:style style:name="T43" style:family="text">
      <style:text-properties fo:color="#ffffff" fo:font-size="24pt" fo:font-style="normal"/>
    </style:style>
    <style:style style:name="T44" style:family="text">
      <style:text-properties fo:color="#ffff00" fo:font-size="24pt" fo:font-style="normal"/>
    </style:style>
    <style:style style:name="T45" style:family="text">
      <style:text-properties fo:color="#23ff23" fo:font-size="24pt"/>
    </style:style>
    <style:style style:name="T46" style:family="text">
      <style:text-properties fo:color="#cccc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Java syntax</presentation:footer-decl>
      <presentation:footer-decl presentation:name="ftr2">CMPTxxxx</presentation:footer-decl>
      <presentation:date-time-decl presentation:name="dtd1" presentation:source="fixed">13 Jan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Java Syntax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3 Jan 2010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nfo on our programming <text:span text:style-name="T1">labs</text:span></text:p>
              </text:list-item>
              <text:list-item>
                <text:p text:style-name="P1">Java syntax: <text:span text:style-name="T1">expressions</text:span> and <text:span text:style-name="T1">statements</text:span></text:p>
              </text:list-item>
              <text:list-item>
                <text:p text:style-name="P1">Coding <text:span text:style-name="T1">style</text:span></text:p>
              </text:list-item>
              <text:list-item>
                <text:p text:style-name="P1">Console <text:span text:style-name="T1">output</text:span> and <text:span text:style-name="T1">String</text:span></text:p>
              </text:list-item>
              <text:list-item>
                <text:p text:style-name="P1"><text:span text:style-name="T1">If</text:span> statements and <text:span text:style-name="T1">booleans</text:span></text:p>
              </text:list-item>
              <text:list-item>
                <text:p text:style-name="P1"><text:span text:style-name="T1">While</text:span> loops and <text:span text:style-name="T1">for</text:span> loops</text:p>
              </text:list-item>
              <text:list-item>
                <text:p text:style-name="P1"><text:span text:style-name="T1">Switch</text:span></text:p>
              </text:list-item>
              <text:list-item>
                <text:p text:style-name="P1">Labeled block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Class policy on IDE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For class purposes, you may use any <text:span text:style-name="T1">IDE</text:span> you feel comfortable with, <text:span text:style-name="T2">but</text:span>:</text:p>
              </text:list-item>
              <text:list-item>
                <text:p>I have to be able to <text:span text:style-name="T1">re-compile</text:span>+run your code!</text:p>
                <text:list>
                  <text:list-item>
                    <text:p>There could be <text:span text:style-name="T1">incompatibilities</text:span> between compilers or versions of Java</text:p>
                  </text:list-item>
                  <text:list-item>
                    <text:p>I will be using <text:span text:style-name="T1">Eclipse 3.5.1 </text:span>(w/ ecj)</text:p>
                  </text:list-item>
                  <text:list-item>
                    <text:p>I also have <text:span text:style-name="T1">Sun's JavaSE 1.6</text:span> on my laptop</text:p>
                  </text:list-item>
                </text:list>
              </text:list-item>
              <text:list-item>
                <text:p>The only <text:span text:style-name="T1">officially-supported</text:span> setup is<text:line-break/>Eclipse 3.5.1 in the senior lab</text:p>
                <text:list>
                  <text:list-item>
                    <text:p><text:span text:style-name="T3">(demo Eclipse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CMPT166 programming lab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CMPT166 is weighted heavily on<text:line-break/><text:span text:style-name="T1">programming labs</text:span> (about 6 total)</text:p>
              </text:list-item>
              <text:list-item>
                <text:p>These are <text:span text:style-name="T1">sizeable</text:span> programming projects; allocate plenty of time to work on them!</text:p>
              </text:list-item>
              <text:list-item>
                <text:p><text:span text:style-name="T1">Individual</text:span> work – you may discuss with your classmates, but your code should be your own</text:p>
                <text:list>
                  <text:list-item>
                    <text:p>I'm open to <text:span text:style-name="T1">team projects</text:span> if you want, but the scope should expand accordingly</text:p>
                  </text:list-item>
                </text:list>
              </text:list-item>
              <text:list-item>
                <text:p><text:span text:style-name="T1">Write-ups</text:span> (see <text:span text:style-name="T4"><text:a xlink:href="http://twu.seanho.com/10spr/cmpt166/lab0/Ho_Sean_Lab0.html">sample</text:a></text:span>): <text:span text:style-name="T5">design</text:span>, <text:span text:style-name="T5">libraries</text:span>, <text:span text:style-name="T5">variables</text:span>, <text:span text:style-name="T5">pseudocode</text:span>(s), sample <text:span text:style-name="T5">IO</text:span>, <text:span text:style-name="T5">test</text:span> cas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Expressions and statements</text:p>
          </draw:text-box>
        </draw:frame>
        <draw:frame presentation:style-name="pr10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Legal <text:span text:style-name="T1">identifiers</text:span>: essentially same as in <text:span text:style-name="T5">Python</text:span></text:p>
                <text:list>
                  <text:list-item>
                    <text:p text:style-name="P1">Only <text:span text:style-name="T1">letters</text:span>, <text:span text:style-name="T1">numbers</text:span>, or <text:span text:style-name="T1">underscore</text:span> (<text:span text:style-name="T5">_</text:span>)</text:p>
                    <text:list>
                      <text:list-item>
                        <text:p text:style-name="P1">Also '<text:span text:style-name="T5">$</text:span>', but that's special</text:p>
                      </text:list-item>
                    </text:list>
                  </text:list-item>
                  <text:list-item>
                    <text:p text:style-name="P1">Must not <text:span text:style-name="T1">start</text:span> with number</text:p>
                  </text:list-item>
                </text:list>
              </text:list-item>
              <text:list-item>
                <text:p text:style-name="P1"><text:span text:style-name="T1">Expressions</text:span>: composed of <text:span text:style-name="T1">operators</text:span> and type-compatible <text:span text:style-name="T1">operands</text:span></text:p>
              </text:list-item>
              <text:list-item>
                <text:p text:style-name="P1"><text:span text:style-name="T1">Statements</text:span>: declare <text:span text:style-name="T1">objects</text:span>, call <text:span text:style-name="T1">methods</text:span>, or <text:span text:style-name="T1">assign</text:span> expressions to name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Java primitive typ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boolean</text:span> (<text:span text:style-name="T6">1</text:span> byte): <text:span text:style-name="T5">true</text:span>, <text:span text:style-name="T5">false</text:span></text:p>
              </text:list-item>
              <text:list-item>
                <text:p text:style-name="P1"><text:span text:style-name="T1">char</text:span> (<text:span text:style-name="T6">2</text:span> bytes): Unicode, <text:span text:style-name="T5">'\u0000' </text:span>to <text:span text:style-name="T5">'\uFFFF'</text:span></text:p>
              </text:list-item>
              <text:list-item>
                <text:p text:style-name="P1"><text:span text:style-name="T1">byte</text:span> (<text:span text:style-name="T6">1</text:span> byte): <text:span text:style-name="T5">-128</text:span> to <text:span text:style-name="T5">+127</text:span></text:p>
              </text:list-item>
              <text:list-item>
                <text:p text:style-name="P1"><text:span text:style-name="T1">short</text:span> (<text:span text:style-name="T6">2</text:span> bytes): <text:span text:style-name="T5">-32768</text:span> to <text:span text:style-name="T5">+32767</text:span></text:p>
              </text:list-item>
              <text:list-item>
                <text:p text:style-name="P1"><text:span text:style-name="T1">int</text:span> (<text:span text:style-name="T6">4</text:span> bytes): <text:span text:style-name="T5">-2</text:span><text:span text:style-name="T7">31</text:span><text:span text:style-name="T8"> to </text:span><text:span text:style-name="T9">+2</text:span><text:span text:style-name="T7">31</text:span><text:span text:style-name="T9">-1</text:span></text:p>
              </text:list-item>
              <text:list-item>
                <text:p text:style-name="P1"><text:span text:style-name="T10">long</text:span><text:span text:style-name="T8"> (</text:span><text:span text:style-name="T11">8</text:span><text:span text:style-name="T8"> bytes): </text:span><text:span text:style-name="T9">-2</text:span><text:span text:style-name="T7">65</text:span><text:span text:style-name="T8"> to </text:span><text:span text:style-name="T9">+2</text:span><text:span text:style-name="T7">65</text:span><text:span text:style-name="T9">-1</text:span></text:p>
              </text:list-item>
              <text:list-item>
                <text:p text:style-name="P1"><text:span text:style-name="T10">float</text:span><text:span text:style-name="T8"> (</text:span><text:span text:style-name="T11">4</text:span><text:span text:style-name="T8"> bytes): +/-</text:span><text:span text:style-name="T8"><text:line-break/></text:span><text:span text:style-name="T12">1.40129846432481707e–45</text:span><text:span text:style-name="T13"> to </text:span><text:span text:style-name="T12">3.4028234663852886e+38</text:span></text:p>
              </text:list-item>
              <text:list-item>
                <text:p text:style-name="P1"><text:span text:style-name="T10">double</text:span><text:span text:style-name="T8"> (</text:span><text:span text:style-name="T11">8</text:span><text:span text:style-name="T8"> bytes): +/-</text:span><text:span text:style-name="T8"><text:line-break/></text:span><text:span text:style-name="T14">4.94065645841246544e–324</text:span><text:span text:style-name="T15"> to </text:span><text:span text:style-name="T14">1.7976931348623157e+308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rator precedence</text:p>
          </draw:text-box>
        </draw:frame>
        <draw:frame presentation:style-name="pr5" draw:text-style-name="P3" draw:layer="layout" svg:width="25.199cm" svg:height="16.254cm" svg:x="1.4cm" svg:y="4.507cm" presentation:class="outline" presentation:user-transformed="true">
          <draw:text-box>
            <text:list text:style-name="L2">
              <text:list-item>
                <text:p text:style-name="P1">In order from most <text:span text:style-name="T1">tightly</text:span> bound first:</text:p>
                <text:list>
                  <text:list-item>
                    <text:p text:style-name="P1"><text:span text:style-name="T1">Parentheses</text:span>: <text:span text:style-name="T5">()</text:span></text:p>
                  </text:list-item>
                  <text:list-item>
                    <text:p text:style-name="P1"><text:span text:style-name="T1">Unary</text:span> postfix (r to l): x<text:span text:style-name="T5">++</text:span>, x<text:span text:style-name="T5">--</text:span></text:p>
                  </text:list-item>
                  <text:list-item>
                    <text:p text:style-name="P1"><text:span text:style-name="T1">Unary</text:span> prefix (r to l): <text:span text:style-name="T5">++</text:span>x, <text:span text:style-name="T5">--</text:span>x, <text:span text:style-name="T5">+</text:span>x, <text:span text:style-name="T5">-</text:span>x, <text:span text:style-name="T5">(type)</text:span> x</text:p>
                  </text:list-item>
                  <text:list-item>
                    <text:p text:style-name="P1"><text:span text:style-name="T1">Multiplicative</text:span>: <text:span text:style-name="T5">*</text:span>, <text:span text:style-name="T5">/</text:span>, <text:span text:style-name="T5">%</text:span></text:p>
                  </text:list-item>
                  <text:list-item>
                    <text:p text:style-name="P1"><text:span text:style-name="T1">Additive</text:span>: <text:span text:style-name="T5">+</text:span>, <text:span text:style-name="T5">-</text:span></text:p>
                  </text:list-item>
                  <text:list-item>
                    <text:p text:style-name="P1"><text:span text:style-name="T1">Relational</text:span>: <text:span text:style-name="T5">&lt;</text:span>, <text:span text:style-name="T5">&gt;</text:span>, <text:span text:style-name="T5">&lt;=</text:span>, <text:span text:style-name="T5">&gt;=</text:span></text:p>
                  </text:list-item>
                  <text:list-item>
                    <text:p text:style-name="P1"><text:span text:style-name="T1">Equality</text:span>: <text:span text:style-name="T5">==</text:span>, <text:span text:style-name="T5">!=</text:span>,</text:p>
                  </text:list-item>
                  <text:list-item>
                    <text:p text:style-name="P1"><text:span text:style-name="T1">Conditional</text:span> (r to l): <text:span text:style-name="T5">?:</text:span></text:p>
                  </text:list-item>
                  <text:list-item>
                    <text:p text:style-name="P1"><text:span text:style-name="T1">Assignment</text:span> (r to l): <text:span text:style-name="T5">=</text:span>, <text:span text:style-name="T5">+=</text:span>, <text:span text:style-name="T5">-=</text:span>, <text:span text:style-name="T5">*=</text:span>, <text:span text:style-name="T5">/=</text:span>, <text:span text:style-name="T5">%=</text:span>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Expression compatibility</text:p>
          </draw:text-box>
        </draw:frame>
        <draw:frame presentation:style-name="pr5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Statically</text:span> typed: <text:span text:style-name="T1">declare</text:span> and <text:span text:style-name="T1">initialize</text:span> variables</text:p>
                <text:list>
                  <text:list-item>
                    <text:list>
                      <text:list-item>
                        <text:p text:style-name="P1"><text:span text:style-name="T5">int numApples = 5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6">Cannot assign </text:span><text:span text:style-name="T1">mismatched</text:span><text:span text:style-name="T16"> types:</text:span></text:p>
                <text:list>
                  <text:list-item>
                    <text:list>
                      <text:list-item>
                        <text:p text:style-name="P1"><text:span text:style-name="T5">numApples = 3.4;</text:span><text:span text:style-name="T16"><text:tab/></text:span><text:span text:style-name="T16">// won't work!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6">But values can be </text:span><text:span text:style-name="T1">promoted</text:span><text:span text:style-name="T16"> to higher precision:</text:span></text:p>
                <text:list>
                  <text:list-item>
                    <text:list>
                      <text:list-item>
                        <text:p text:style-name="P1"><text:span text:style-name="T5">float appleSize;</text:span></text:p>
                      </text:list-item>
                      <text:list-item>
                        <text:p text:style-name="P1"><text:span text:style-name="T5">appleSize = 3;</text:span><text:span text:style-name="T16"><text:tab/></text:span><text:span text:style-name="T16"><text:tab/></text:span><text:span text:style-name="T16">// promoted from int to float</text:span></text:p>
                      </text:list-item>
                    </text:list>
                  </text:list-item>
                  <text:list-item>
                    <text:p text:style-name="P1"><text:span text:style-name="T16">byte → short → int → long → float → double</text:span></text:p>
                  </text:list-item>
                </text:list>
              </text:list-item>
              <text:list-item>
                <text:p text:style-name="P1"><text:span text:style-name="T16">Type </text:span><text:span text:style-name="T1">casting</text:span><text:span text:style-name="T16"> forces a type conversion:</text:span></text:p>
                <text:list>
                  <text:list-item>
                    <text:list>
                      <text:list-item>
                        <text:p text:style-name="P1"><text:span text:style-name="T5">numApples = (int) 3.99;</text:span><text:span text:style-name="T5"><text:tab/></text:span><text:span text:style-name="T16"><text:tab/></text:span><text:span text:style-name="T16">// truncated to 3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Coding style</text:p>
          </draw:text-box>
        </draw:frame>
        <draw:frame presentation:style-name="pr11" draw:text-style-name="P6" draw:layer="layout" svg:width="25.199cm" svg:height="14.267cm" svg:x="1.4cm" svg:y="4.507cm" presentation:class="outline">
          <draw:text-box>
            <text:p text:style-name="P6"><text:span text:style-name="T17">public</text:span><text:span text:style-name="T18"> </text:span><text:span text:style-name="T17">class</text:span><text:span text:style-name="T18"> </text:span><text:span text:style-name="T19">HelloWorld</text:span><text:span text:style-name="T18"> {</text:span></text:p>
            <text:p text:style-name="P7"><text:span text:style-name="T17">public</text:span><text:span text:style-name="T18"> </text:span><text:span text:style-name="T17">static</text:span><text:span text:style-name="T18"> void </text:span><text:span text:style-name="T19">main</text:span><text:span text:style-name="T18">( String args[] ) {</text:span></text:p>
            <text:p text:style-name="P8"><text:span text:style-name="T18">System.out.println( </text:span><text:span text:style-name="T20">"Hello, World!"</text:span><text:span text:style-name="T18"> );</text:span></text:p>
            <text:p text:style-name="P7"><text:span text:style-name="T18">}</text:span></text:p>
            <text:p text:style-name="P6"><text:span text:style-name="T18">}</text:span></text:p>
            <text:list text:style-name="L2">
              <text:list-item>
                <text:p text:style-name="P1"><text:span text:style-name="T1">Class</text:span> names are <text:span text:style-name="T1">nouns</text:span> in <text:span text:style-name="T5">CamelCase</text:span></text:p>
              </text:list-item>
              <text:list-item>
                <text:p text:style-name="P1"><text:span text:style-name="T1">Method</text:span> names are usually <text:span text:style-name="T1">verbs</text:span> in lowercase:</text:p>
                <text:list>
                  <text:list-item>
                    <text:p text:style-name="P1"><text:span text:style-name="T5">useLowerCamelCase()</text:span> or <text:span text:style-name="T5">use_underscores()</text:span></text:p>
                  </text:list-item>
                </text:list>
              </text:list-item>
              <text:list-item>
                <text:p text:style-name="P1">Local <text:span text:style-name="T1">variable</text:span> names are also <text:span text:style-name="T5">lowercase</text:span></text:p>
              </text:list-item>
              <text:list-item>
                <text:p text:style-name="P1"><text:span text:style-name="T1">Constants</text:span>: ALL_UPPERCASE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ext output: System.out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<text:span text:style-name="T5">System</text:span> is a class in the <text:span text:style-name="T5">java.lang</text:span> <text:span text:style-name="T1">library</text:span></text:p>
              </text:list-item>
              <text:list-item>
                <text:p text:style-name="P1"><text:span text:style-name="T5">java.lang</text:span> is automatically <text:span text:style-name="T1">imported</text:span></text:p>
                <text:list>
                  <text:list-item>
                    <text:p text:style-name="P1">Can import other libraries with <text:span text:style-name="T5">import</text:span></text:p>
                  </text:list-item>
                </text:list>
              </text:list-item>
              <text:list-item>
                <text:p text:style-name="P1"><text:span text:style-name="T5">System.out</text:span> is the <text:span text:style-name="T1">standard output</text:span> file object</text:p>
              </text:list-item>
              <text:list-item>
                <text:p text:style-name="P1"><text:span text:style-name="T16">Its m</text:span><text:span text:style-name="T1">ethods</text:span> include <text:span text:style-name="T5">print</text:span> and <text:span text:style-name="T5">println</text:span>:</text:p>
                <text:list>
                  <text:list-item>
                    <text:p text:style-name="P1"><text:span text:style-name="T5">System.out.println(“Hello!”);</text:span></text:p>
                  </text:list-item>
                  <text:list-item>
                    <text:p text:style-name="P1"><text:span text:style-name="T5">System.out.print(“Hello!\n”);</text:span></text:p>
                  </text:list-item>
                </text:list>
              </text:list-item>
              <text:list-item>
                <text:p text:style-name="P1">Other <text:span text:style-name="T1">escape</text:span> characters:</text:p>
                <text:list>
                  <text:list-item>
                    <text:p text:style-name="P1">Tab (<text:span text:style-name="T5">\t</text:span>), backslash (<text:span text:style-name="T5">\\</text:span>), quote (<text:span text:style-name="T5">\"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ndard Java class String</text:p>
          </draw:text-box>
        </draw:frame>
        <draw:frame presentation:style-name="pr10" draw:layer="layout" svg:width="25.199cm" svg:height="15.035cm" svg:x="1.4cm" svg:y="4.507cm" presentation:class="outline" presentation:user-transformed="true">
          <draw:text-box>
            <text:list text:style-name="L2">
              <text:list-item>
                <text:p text:style-name="P1">Not a <text:span text:style-name="T1">primitive</text:span> type in Java (unlike Python)</text:p>
              </text:list-item>
              <text:list-item>
                <text:p text:style-name="P1">String <text:span text:style-name="T1">class</text:span>, instantiate with <text:span text:style-name="T1">literal</text:span> strings:</text:p>
                <text:list>
                  <text:list-item>
                    <text:list>
                      <text:list-item>
                        <text:p text:style-name="P1"><text:span text:style-name="T5">String motto = “We aim to please”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Concatenation</text:span>: overload “<text:span text:style-name="T5">+</text:span>” operator</text:p>
                <text:list>
                  <text:list-item>
                    <text:list>
                      <text:list-item>
                        <text:p text:style-name="P1"><text:span text:style-name="T5">System.out.println(motto + “ you!”);</text:span></text:p>
                      </text:list-item>
                    </text:list>
                  </text:list-item>
                </text:list>
              </text:list-item>
              <text:list-item>
                <text:p text:style-name="P1">Other string <text:span text:style-name="T1">operators</text:span>:</text:p>
                <text:list>
                  <text:list-item>
                    <text:list>
                      <text:list-item>
                        <text:p text:style-name="P1"><text:span text:style-name="T5">motto.</text:span><text:span text:style-name="T1">length</text:span><text:span text:style-name="T5">()</text:span></text:p>
                      </text:list-item>
                      <text:list-item>
                        <text:p text:style-name="P1"><text:span text:style-name="T5">motto.</text:span><text:span text:style-name="T1">equals</text:span><text:span text:style-name="T5">(“We aim to wheeze”)</text:span></text:p>
                      </text:list-item>
                      <text:list-item>
                        <text:p text:style-name="P1"><text:span text:style-name="T5">motto.</text:span><text:span text:style-name="T1">equalsIgnoreCase</text:span><text:span text:style-name="T5">(“we aim to PLEASE”)</text:span></text:p>
                      </text:list-item>
                      <text:list-item>
                        <text:p text:style-name="P1"><text:span text:style-name="T5">motto.</text:span><text:span text:style-name="T1">toLowerCase</text:span><text:span text:style-name="T5">()</text:span></text:p>
                      </text:list-item>
                      <text:list-item>
                        <text:p text:style-name="P1">more! <text:s/>See <text:span text:style-name="T4">book p.38-41</text:span>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If and Boolea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if (</text:span><text:span text:style-name="T21">condition</text:span><text:span text:style-name="T1">) </text:span><text:span text:style-name="T21">statement</text:span><text:span text:style-name="T1">;</text:span></text:p>
              </text:list-item>
              <text:list-item>
                <text:p text:style-name="P1"><text:span text:style-name="T1">Condition</text:span> is of type <text:span text:style-name="T5">boolean</text:span></text:p>
                <text:list>
                  <text:list-item>
                    <text:p text:style-name="P1"><text:span text:style-name="T1">Literals</text:span>: <text:span text:style-name="T5">true</text:span>, <text:span text:style-name="T5">false</text:span></text:p>
                  </text:list-item>
                  <text:list-item>
                    <text:p text:style-name="P1">Binary <text:span text:style-name="T1">operators</text:span>: <text:span text:style-name="T5">==</text:span>, <text:span text:style-name="T5">!=</text:span>, <text:span text:style-name="T5">&lt;</text:span>, <text:span text:style-name="T5">&gt;</text:span>, <text:span text:style-name="T5">&lt;=</text:span>, <text:span text:style-name="T5">&gt;=</text:span>,</text:p>
                  </text:list-item>
                  <text:list-item>
                    <text:p text:style-name="P1">Boolean operators (<text:span text:style-name="T1">shortcut</text:span>): <text:span text:style-name="T5">&amp;&amp;</text:span>, <text:span text:style-name="T5">||</text:span></text:p>
                  </text:list-item>
                </text:list>
              </text:list-item>
              <text:list-item>
                <text:p text:style-name="P1"><text:span text:style-name="T1">Compound</text:span> statement using <text:span text:style-name="T5">{}</text:span>:</text:p>
              </text:list-item>
            </text:list>
            <text:p text:style-name="P6"><text:span text:style-name="T22">if (condition) {</text:span></text:p>
            <text:p text:style-name="P7"><text:span text:style-name="T22">statement1;</text:span></text:p>
            <text:p text:style-name="P7"><text:span text:style-name="T22">statement2;</text:span></text:p>
            <text:p text:style-name="P6"><text:span text:style-name="T22">}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lection: if ... else ...</text:p>
          </draw:text-box>
        </draw:frame>
        <draw:frame presentation:style-name="pr12" draw:text-style-name="P9" draw:layer="layout" svg:width="25.199cm" svg:height="14.267cm" svg:x="1.4cm" svg:y="4.507cm" presentation:class="outline" presentation:user-transformed="true">
          <draw:text-box>
            <text:p text:style-name="P6"><text:span text:style-name="T23">if (condition)</text:span></text:p>
            <text:p text:style-name="P7"><text:span text:style-name="T23">statement1;</text:span></text:p>
            <text:p text:style-name="P6"><text:span text:style-name="T23">else</text:span></text:p>
            <text:p text:style-name="P7"><text:span text:style-name="T23">statement2;</text:span></text:p>
            <text:list text:style-name="L2">
              <text:list-item>
                <text:p text:style-name="P1">How to do <text:span text:style-name="T1">elif</text:span>?</text:p>
              </text:list-item>
            </text:list>
            <text:p text:style-name="P6"><text:span text:style-name="T23">if (condition)</text:span></text:p>
            <text:p text:style-name="P7"><text:span text:style-name="T23">statement1;</text:span></text:p>
            <text:p text:style-name="P6"><text:span text:style-name="T23">else if (condition2)</text:span></text:p>
            <text:p text:style-name="P7"><text:span text:style-name="T23">statement2;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he “dangling else” problem</text:p>
          </draw:text-box>
        </draw:frame>
        <draw:frame presentation:style-name="pr13" draw:text-style-name="P10" draw:layer="layout" svg:width="25.199cm" svg:height="15.419cm" svg:x="1.4cm" svg:y="4.507cm" presentation:class="outline" presentation:user-transformed="true">
          <draw:text-box>
            <text:p text:style-name="P6"><text:span text:style-name="T17">if (cond1)</text:span></text:p>
            <text:p text:style-name="P7"><text:span text:style-name="T17">if (cond2)</text:span></text:p>
            <text:p text:style-name="P8"><text:span text:style-name="T17">statement1;</text:span></text:p>
            <text:p text:style-name="P6"><text:span text:style-name="T17">else</text:span></text:p>
            <text:p text:style-name="P7"><text:span text:style-name="T17">statement2;</text:span></text:p>
            <text:list text:style-name="L2">
              <text:list-item>
                <text:p text:style-name="P1">Which <text:span text:style-name="T1">if</text:span> is the <text:span text:style-name="T1">else</text:span> attached to?</text:p>
              </text:list-item>
              <text:list-item>
                <text:p text:style-name="P1">Solution: always use <text:span text:style-name="T1">braces</text:span></text:p>
              </text:list-item>
            </text:list>
            <text:p text:style-name="P6"><text:span text:style-name="T17">if (cond1) {</text:span></text:p>
            <text:p text:style-name="P7"><text:span text:style-name="T17">if (cond2) {</text:span></text:p>
            <text:p text:style-name="P8"><text:span text:style-name="T17">statement1;</text:span></text:p>
            <text:p text:style-name="P7"><text:span text:style-name="T17">}</text:span></text:p>
            <text:p text:style-name="P6"><text:span text:style-name="T17">} else {</text:span></text:p>
            <text:p text:style-name="P7"><text:span text:style-name="T17">statement2;</text:span></text:p>
            <text:p text:style-name="P6"><text:span text:style-name="T17">}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ile loops</text:p>
          </draw:text-box>
        </draw:frame>
        <draw:frame presentation:style-name="pr14" draw:text-style-name="P1" draw:layer="layout" svg:width="25.199cm" svg:height="14.267cm" svg:x="1.4cm" svg:y="4.507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1">while</text:span> (<text:span text:style-name="T21">condition</text:span>) <text:span text:style-name="T24">statement</text:span>;</text:p>
                      </text:list-item>
                    </text:list>
                  </text:list-item>
                </text:list>
              </text:list-item>
              <text:list-item>
                <text:p text:style-name="P1">As usual, <text:span text:style-name="T6">statement</text:span> can be a <text:span text:style-name="T5">{}</text:span> <text:span text:style-name="T1">block</text:span></text:p>
              </text:list-item>
              <text:list-item>
                <text:p text:style-name="P1"><text:span text:style-name="T21">condition</text:span> evaluates to a <text:span text:style-name="T1">boolean</text:span></text:p>
              </text:list-item>
              <text:list-item>
                <text:p text:style-name="P1"><text:span text:style-name="T1">Top-of-loop</text:span> testing</text:p>
              </text:list-item>
            </text:list>
          </draw:text-box>
        </draw:frame>
        <draw:custom-shape draw:style-name="gr2" draw:text-style-name="P12" draw:id="id1" draw:layer="layout" svg:width="5.821cm" svg:height="2.435cm" svg:x="10.937cm" svg:y="12.03cm">
          <text:p text:style-name="P11"><text:span text:style-name="T25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3" draw:id="id2" draw:layer="layout" svg:width="5.75cm" svg:height="1.623cm" svg:x="16.376cm" svg:y="15.1cm">
          <text:p text:style-name="P11"><text:span text:style-name="T26">statement</text:span></text:p>
        </draw:rect>
        <draw:connector draw:style-name="gr4" draw:text-style-name="P14" draw:layer="layout" draw:type="line" svg:x1="13.847cm" svg:y1="14.465cm" svg:x2="16.376cm" svg:y2="15.911cm" draw:start-shape="id1" draw:start-glue-point="6" draw:end-shape="id2" draw:end-glue-point="3" svg:d="m13847 14465 2529 1446">
          <text:p/>
        </draw:connector>
        <draw:connector draw:style-name="gr4" draw:text-style-name="P14" draw:layer="layout" draw:type="line" svg:x1="13.847cm" svg:y1="10.303cm" svg:x2="13.847cm" svg:y2="12.03cm" draw:end-shape="id1" draw:end-glue-point="4" svg:d="m13847 10303v1727">
          <text:p/>
        </draw:connector>
        <draw:connector draw:style-name="gr4" draw:text-style-name="P14" draw:layer="layout" draw:type="line" svg:x1="13.847cm" svg:y1="14.465cm" svg:x2="13.853cm" svg:y2="19.438cm" draw:start-shape="id1" draw:start-glue-point="6" svg:d="m13847 14465 6 4973">
          <text:p/>
        </draw:connector>
        <draw:connector draw:style-name="gr4" draw:text-style-name="P14" draw:layer="layout" draw:type="curve" svg:x1="22.126cm" svg:y1="15.911cm" svg:x2="16.758cm" svg:y2="13.247cm" draw:start-shape="id2" draw:start-glue-point="1" draw:end-shape="id1" draw:end-glue-point="7" svg:d="m22126 15911c826 0 3510-2664-5368-2664">
          <text:p/>
        </draw:connector>
        <draw:frame draw:style-name="gr5" draw:text-style-name="P16" draw:layer="layout" svg:width="0.934cm" svg:height="0.988cm" svg:x="14.783cm" svg:y="14.144cm">
          <draw:text-box>
            <text:p text:style-name="P15"><text:span text:style-name="T27">T</text:span></text:p>
          </draw:text-box>
        </draw:frame>
        <draw:frame draw:style-name="gr5" draw:text-style-name="P16" draw:layer="layout" svg:width="0.934cm" svg:height="0.988cm" svg:x="12.737cm" svg:y="15.096cm">
          <draw:text-box>
            <text:p text:style-name="P15"><text:span text:style-name="T27">F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o/while loops</text:p>
          </draw:text-box>
        </draw:frame>
        <draw:frame presentation:style-name="pr15" draw:text-style-name="P1" draw:layer="layout" svg:width="25.199cm" svg:height="14.267cm" svg:x="1.4cm" svg:y="4.507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28">do</text:span><text:span text:style-name="T29"> </text:span><text:span text:style-name="T24">statement </text:span><text:span text:style-name="T1">while</text:span> (<text:span text:style-name="T21">condition</text:span>);</text:p>
                      </text:list-item>
                    </text:list>
                  </text:list-item>
                </text:list>
              </text:list-item>
              <text:list-item>
                <text:p text:style-name="P1">As usual, <text:span text:style-name="T6">statement</text:span> can be a <text:span text:style-name="T5">{}</text:span> <text:span text:style-name="T1">block</text:span></text:p>
              </text:list-item>
              <text:list-item>
                <text:p text:style-name="P1"><text:span text:style-name="T21">condition</text:span> evaluates to a <text:span text:style-name="T1">boolean</text:span></text:p>
              </text:list-item>
              <text:list-item>
                <text:p text:style-name="P1"><text:span text:style-name="T1">Bottom-of-loop</text:span> testing</text:p>
              </text:list-item>
            </text:list>
          </draw:text-box>
        </draw:frame>
        <draw:custom-shape draw:style-name="gr2" draw:text-style-name="P12" draw:id="id4" draw:layer="layout" svg:width="5.821cm" svg:height="2.435cm" svg:x="10.937cm" svg:y="15.382cm">
          <text:p text:style-name="P11"><text:span text:style-name="T25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3" draw:id="id3" draw:layer="layout" svg:width="5.75cm" svg:height="1.658cm" svg:x="10.907cm" svg:y="11.642cm">
          <text:p text:style-name="P11"><text:span text:style-name="T26">statement</text:span></text:p>
        </draw:rect>
        <draw:connector draw:style-name="gr4" draw:text-style-name="P14" draw:layer="layout" draw:type="line" svg:x1="13.782cm" svg:y1="13.3cm" svg:x2="13.794cm" svg:y2="15.134cm" draw:start-shape="id3" draw:start-glue-point="2" svg:d="m13782 13300 12 1834">
          <text:p/>
        </draw:connector>
        <draw:connector draw:style-name="gr4" draw:text-style-name="P14" draw:layer="layout" draw:type="line" svg:x1="13.847cm" svg:y1="10.303cm" svg:x2="13.782cm" svg:y2="11.642cm" draw:end-shape="id3" draw:end-glue-point="0" svg:d="m13847 10303-65 1339">
          <text:p/>
        </draw:connector>
        <draw:connector draw:style-name="gr4" draw:text-style-name="P14" draw:layer="layout" draw:type="line" svg:x1="13.847cm" svg:y1="17.817cm" svg:x2="13.853cm" svg:y2="19.438cm" draw:start-shape="id4" draw:start-glue-point="6" svg:d="m13847 17817 6 1621">
          <text:p/>
        </draw:connector>
        <draw:connector draw:style-name="gr4" draw:text-style-name="P14" draw:layer="layout" draw:type="curve" draw:line-skew="3.446cm" svg:x1="16.758cm" svg:y1="16.599cm" svg:x2="16.657cm" svg:y2="12.471cm" draw:start-shape="id4" draw:start-glue-point="7" draw:end-shape="id3" draw:end-glue-point="1" svg:d="m16758 16599c5995 0 6046-4128-101-4128">
          <text:p/>
        </draw:connector>
        <draw:frame draw:style-name="gr5" draw:text-style-name="P16" draw:layer="layout" svg:width="0.934cm" svg:height="0.988cm" svg:x="16.829cm" svg:y="15.52cm">
          <draw:text-box>
            <text:p text:style-name="P15"><text:span text:style-name="T27">T</text:span></text:p>
          </draw:text-box>
        </draw:frame>
        <draw:frame draw:style-name="gr5" draw:text-style-name="P16" draw:layer="layout" svg:width="0.934cm" svg:height="0.988cm" svg:x="12.772cm" svg:y="17.6cm">
          <draw:text-box>
            <text:p text:style-name="P15"><text:span text:style-name="T27">F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 loops as while loops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Pretty much every <text:span text:style-name="T1">for</text:span> loop:</text:p>
                <text:list>
                  <text:list-item>
                    <text:list>
                      <text:list-item>
                        <text:p text:style-name="P1"><text:span text:style-name="T1">for</text:span> (<text:span text:style-name="T30">init</text:span>; <text:span text:style-name="T21">condition</text:span>; <text:span text:style-name="T30">increment</text:span>) <text:span text:style-name="T24">statement</text:span>;</text:p>
                      </text:list-item>
                    </text:list>
                  </text:list-item>
                </text:list>
              </text:list-item>
              <text:list-item>
                <text:p text:style-name="P1">... can be expressed as an equivalent <text:span text:style-name="T1">while</text:span> loop:</text:p>
                <text:list>
                  <text:list-item>
                    <text:list>
                      <text:list-item>
                        <text:p text:style-name="P1"><text:span text:style-name="T31">init</text:span><text:span text:style-name="T32">;</text:span></text:p>
                      </text:list-item>
                      <text:list-item>
                        <text:p text:style-name="P1"><text:span text:style-name="T32">while</text:span><text:span text:style-name="T33"> (</text:span><text:span text:style-name="T34">condition</text:span><text:span text:style-name="T33">) {</text:span></text:p>
                        <text:list>
                          <text:list-item>
                            <text:p text:style-name="P1"><text:span text:style-name="T35">statement</text:span><text:span text:style-name="T33">;</text:span></text:p>
                          </text:list-item>
                          <text:list-item>
                            <text:p text:style-name="P1"><text:span text:style-name="T31">increment</text:span><text:span text:style-name="T33">;</text:span></text:p>
                          </text:list-item>
                        </text:list>
                      </text:list-item>
                      <text:list-item>
                        <text:p text:style-name="P1"><text:span text:style-name="T33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reak/continu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Use <text:span text:style-name="T1">break</text:span> to terminate a loop early:</text:p>
                <text:list>
                  <text:list-item>
                    <text:list>
                      <text:list-item>
                        <text:p text:style-name="P1"><text:span text:style-name="T28">for</text:span><text:span text:style-name="T36"> (</text:span><text:span text:style-name="T37">i=0</text:span><text:span text:style-name="T36">; </text:span><text:span text:style-name="T38">i&lt;10</text:span><text:span text:style-name="T36">; </text:span><text:span text:style-name="T37">i++</text:span><text:span text:style-name="T36">) {</text:span></text:p>
                        <text:list>
                          <text:list-item>
                            <text:p text:style-name="P1"><text:span text:style-name="T39">if (i==5) break</text:span><text:span text:style-name="T40">;</text:span><text:span text:style-name="T40"><text:tab/></text:span><text:span text:style-name="T40"><text:tab/></text:span><text:span text:style-name="T40"><text:tab/></text:span><text:span text:style-name="T41">// quit at 5</text:span></text:p>
                          </text:list-item>
                        </text:list>
                      </text:list-item>
                      <text:list-item>
                        <text:p text:style-name="P1"><text:span text:style-name="T36">}</text:span></text:p>
                      </text:list-item>
                    </text:list>
                  </text:list-item>
                </text:list>
              </text:list-item>
              <text:list-item>
                <text:p text:style-name="P1">Use <text:span text:style-name="T1">continue</text:span> to skip to the next iteration of the loop:</text:p>
                <text:list>
                  <text:list-item>
                    <text:list>
                      <text:list-item>
                        <text:p text:style-name="P1"><text:span text:style-name="T28">for</text:span><text:span text:style-name="T36"> (</text:span><text:span text:style-name="T37">i=0</text:span><text:span text:style-name="T36">; </text:span><text:span text:style-name="T38">i&lt;10</text:span><text:span text:style-name="T36">; </text:span><text:span text:style-name="T37">i++</text:span><text:span text:style-name="T36">) {</text:span></text:p>
                        <text:list>
                          <text:list-item>
                            <text:p text:style-name="P1"><text:span text:style-name="T39">if (i==5) continue</text:span><text:span text:style-name="T40">;</text:span><text:span text:style-name="T40"><text:tab/></text:span><text:span text:style-name="T40"><text:tab/></text:span><text:span text:style-name="T40"><text:tab/></text:span><text:span text:style-name="T41">// don't print 5</text:span></text:p>
                          </text:list-item>
                          <text:list-item>
                            <text:p text:style-name="P1"><text:span text:style-name="T39">System.out.print(i);</text:span></text:p>
                          </text:list-item>
                        </text:list>
                      </text:list-item>
                      <text:list-item>
                        <text:p text:style-name="P1"><text:span text:style-name="T36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witch statement</text:p>
          </draw:text-box>
        </draw:frame>
        <draw:frame presentation:style-name="pr5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28">switch</text:span> (<text:span text:style-name="T21">expression</text:span>) {</text:p>
                        <text:list>
                          <text:list-item>
                            <text:p text:style-name="P1"><text:span text:style-name="T42">case</text:span><text:span text:style-name="T35"> </text:span><text:span text:style-name="T34">val1</text:span><text:span text:style-name="T43">:</text:span><text:span text:style-name="T35"> statement; ...; </text:span><text:span text:style-name="T44">break</text:span><text:span text:style-name="T35">;</text:span></text:p>
                          </text:list-item>
                          <text:list-item>
                            <text:p text:style-name="P1"><text:span text:style-name="T42">case</text:span><text:span text:style-name="T35"> </text:span><text:span text:style-name="T34">val2</text:span><text:span text:style-name="T43">:</text:span><text:span text:style-name="T35"> statement; ...; </text:span><text:span text:style-name="T44">break</text:span><text:span text:style-name="T35">;</text:span></text:p>
                          </text:list-item>
                          <text:list-item>
                            <text:p text:style-name="P1"><text:span text:style-name="T35">...</text:span></text:p>
                          </text:list-item>
                          <text:list-item>
                            <text:p text:style-name="P1"><text:span text:style-name="T42">default</text:span><text:span text:style-name="T43">:</text:span><text:span text:style-name="T35"> statement; ...;</text:span></text:p>
                          </text:list-item>
                        </text:list>
                      </text:list-item>
                      <text:list-item>
                        <text:p text:style-name="P1">}</text:p>
                      </text:list-item>
                    </text:list>
                  </text:list-item>
                </text:list>
              </text:list-item>
              <text:list-item>
                <text:p text:style-name="P1">Similar to a nested <text:span text:style-name="T1">if/else</text:span> structure</text:p>
                <text:list>
                  <text:list-item>
                    <text:p text:style-name="P1">But <text:span text:style-name="T21">expression</text:span> is only <text:span text:style-name="T1">evaluated</text:span> once</text:p>
                  </text:list-item>
                </text:list>
              </text:list-item>
              <text:list-item>
                <text:p text:style-name="P1">If <text:span text:style-name="T1">omit</text:span> a <text:span text:style-name="T5">break</text:span>, execution continues <text:span text:style-name="T1">next</text:span> <text:span text:style-name="T5">case</text:span>:</text:p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42">case</text:span><text:span text:style-name="T35"> </text:span><text:span text:style-name="T34">val1:</text:span></text:p>
                          </text:list-item>
                          <text:list-item>
                            <text:p text:style-name="P1"><text:span text:style-name="T42">case</text:span><text:span text:style-name="T35"> </text:span><text:span text:style-name="T34">val2</text:span><text:span text:style-name="T43">:</text:span><text:span text:style-name="T35"> statement; ...; </text:span><text:span text:style-name="T44">break</text:span><text:span text:style-name="T35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abeled blocks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Blocks can be <text:span text:style-name="T1">named</text:span></text:p>
              </text:list-item>
              <text:list-item>
                <text:p text:style-name="P1"><text:span text:style-name="T5">break</text:span>/<text:span text:style-name="T5">continue</text:span> can specify a <text:span text:style-name="T1">name</text:span>:</text:p>
                <text:list>
                  <text:list-item>
                    <text:p text:style-name="P1">Go to start/end of named <text:span text:style-name="T1">block</text:span></text:p>
                    <text:list>
                      <text:list-item>
                        <text:p text:style-name="P1"><text:span text:style-name="T32">main</text:span><text:span text:style-name="T33">: {</text:span></text:p>
                        <text:list>
                          <text:list-item>
                            <text:p text:style-name="P1"><text:span text:style-name="T45">for</text:span><text:span text:style-name="T33"> (</text:span><text:span text:style-name="T46">row</text:span><text:span text:style-name="T33">=</text:span><text:span text:style-name="T46">0</text:span><text:span text:style-name="T33">; </text:span><text:span text:style-name="T46">row</text:span><text:span text:style-name="T33">&lt;</text:span><text:span text:style-name="T46">n_rows</text:span><text:span text:style-name="T33">; </text:span><text:span text:style-name="T46">row</text:span><text:span text:style-name="T33">++) {</text:span></text:p>
                            <text:list>
                              <text:list-item>
                                <text:p text:style-name="P1"><text:span text:style-name="T45">for</text:span><text:span text:style-name="T33"> (</text:span><text:span text:style-name="T46">col</text:span><text:span text:style-name="T33">=</text:span><text:span text:style-name="T46">0</text:span><text:span text:style-name="T33">; </text:span><text:span text:style-name="T46">col</text:span><text:span text:style-name="T33">&lt;</text:span><text:span text:style-name="T46">n_cols</text:span><text:span text:style-name="T33">; </text:span><text:span text:style-name="T46">col</text:span><text:span text:style-name="T33">++) {</text:span></text:p>
                                <text:list>
                                  <text:list-item>
                                    <text:p text:style-name="P1"><text:span text:style-name="T45">if</text:span><text:span text:style-name="T33"> (</text:span><text:span text:style-name="T46">row</text:span><text:span text:style-name="T33">+</text:span><text:span text:style-name="T46">col</text:span><text:span text:style-name="T33"> == </text:span><text:span text:style-name="T46">12</text:span><text:span text:style-name="T33">) </text:span><text:span text:style-name="T45">break</text:span><text:span text:style-name="T33"> </text:span><text:span text:style-name="T32">main</text:span><text:span text:style-name="T33">;</text:span></text:p>
                                  </text:list-item>
                                </text:list>
                              </text:list-item>
                              <text:list-item>
                                <text:p text:style-name="P1"><text:span text:style-name="T33">}</text:span></text:p>
                              </text:list-item>
                            </text:list>
                          </text:list-item>
                          <text:list-item>
                            <text:p text:style-name="P1"><text:span text:style-name="T33">}</text:span></text:p>
                          </text:list-item>
                        </text:list>
                      </text:list-item>
                      <text:list-item>
                        <text:p text:style-name="P1"><text:span text:style-name="T33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TODO</text:p>
          </draw:text-box>
        </draw:frame>
        <draw:frame presentation:style-name="pr8" draw:layer="layout" svg:width="25.199cm" svg:height="14.479cm" svg:x="1.4cm" svg:y="4.507cm" presentation:class="outline" presentation:user-transformed="true">
          <draw:text-box>
            <text:list text:style-name="L2">
              <text:list-item>
                <text:p><text:span text:style-name="T1">Lab0</text:span> (due <text:span text:style-name="T5">Mon</text:span>): “Hello, World!”</text:p>
                <text:list>
                  <text:list-item>
                    <text:p>Get familiar with a Java <text:span text:style-name="T1">development</text:span> environment: <text:span text:style-name="T5">Eclipse</text:span>, <text:span text:style-name="T5">NetBeans</text:span>, or other</text:p>
                  </text:list-item>
                  <text:list-item>
                    <text:p>Write a simple “<text:span text:style-name="T1">Hello, World!</text:span>” program</text:p>
                  </text:list-item>
                  <text:list-item>
                    <text:p>Nothing to turn in</text:p>
                  </text:list-item>
                </text:list>
              </text:list-item>
              <text:list-item>
                <text:p><text:span text:style-name="T1">Lab1</text:span> (due <text:span text:style-name="T5">Mon 25Jan</text:span>): Control/Flow</text:p>
                <text:list>
                  <text:list-item>
                    <text:p>Savitch text, pp.<text:span text:style-name="T5">162-164</text:span>. <text:s/>Choose one of:</text:p>
                  </text:list-item>
                  <text:list-item>
                    <text:p>#<text:span text:style-name="T5">2</text:span>: game of <text:span text:style-name="T1">craps</text:span></text:p>
                  </text:list-item>
                  <text:list-item>
                    <text:p>#<text:span text:style-name="T5">5</text:span>: <text:span text:style-name="T1">loan</text:span> calculator</text:p>
                  </text:list-item>
                  <text:list-item>
                    <text:p>#<text:span text:style-name="T5">8</text:span>: <text:span text:style-name="T1">cryptarithmetic</text:span> puzzl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10-01-11T09:20:19</meta:creation-date>
    <dc:language>en-US</dc:language>
    <meta:editing-cycles>8</meta:editing-cycles>
    <meta:editing-duration>PT09H24M28S</meta:editing-duration>
    <meta:initial-creator>sean ho</meta:initial-creator>
    <dc:date>2010-01-13T14:30:04</dc:date>
    <dc:creator>sean ho</dc:creator>
    <meta:document-statistic meta:object-count="2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